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430d5" officeooo:paragraph-rsid="000430d5"/>
    </style:style>
    <style:style style:name="P2" style:family="paragraph" style:parent-style-name="Standard" style:list-style-name="L2">
      <style:text-properties officeooo:rsid="00050eb8" officeooo:paragraph-rsid="00050eb8"/>
    </style:style>
    <style:style style:name="P3" style:family="paragraph" style:parent-style-name="Standard" style:list-style-name="L2">
      <style:text-properties officeooo:rsid="00063342" officeooo:paragraph-rsid="00063342"/>
    </style:style>
    <style:style style:name="P4" style:family="paragraph" style:parent-style-name="Standard" style:list-style-name="L2">
      <style:text-properties officeooo:rsid="0007ba06" officeooo:paragraph-rsid="0007ba06"/>
    </style:style>
    <style:style style:name="P5" style:family="paragraph" style:parent-style-name="Standard" style:list-style-name="L2">
      <style:text-properties officeooo:rsid="0007ba06" officeooo:paragraph-rsid="001fdefe"/>
    </style:style>
    <style:style style:name="P6" style:family="paragraph" style:parent-style-name="Standard">
      <style:text-properties officeooo:rsid="0007ba06" officeooo:paragraph-rsid="0007ba06"/>
    </style:style>
    <style:style style:name="P7" style:family="paragraph" style:parent-style-name="Standard" style:list-style-name="L2">
      <style:text-properties officeooo:rsid="000841c8" officeooo:paragraph-rsid="000841c8"/>
    </style:style>
    <style:style style:name="P8" style:family="paragraph" style:parent-style-name="Standard" style:list-style-name="L2">
      <style:text-properties officeooo:rsid="00087af7" officeooo:paragraph-rsid="00087af7"/>
    </style:style>
    <style:style style:name="P9" style:family="paragraph" style:parent-style-name="Standard" style:list-style-name="L2">
      <style:text-properties officeooo:rsid="0009cd5f" officeooo:paragraph-rsid="0009cd5f"/>
    </style:style>
    <style:style style:name="P10" style:family="paragraph" style:parent-style-name="Standard" style:list-style-name="L2">
      <style:text-properties officeooo:rsid="000a7085" officeooo:paragraph-rsid="000a7085"/>
    </style:style>
    <style:style style:name="P11" style:family="paragraph" style:parent-style-name="Standard" style:list-style-name="L2">
      <style:text-properties officeooo:rsid="000a7085" officeooo:paragraph-rsid="00211a17"/>
    </style:style>
    <style:style style:name="P12" style:family="paragraph" style:parent-style-name="Standard" style:list-style-name="L2">
      <style:text-properties officeooo:rsid="000b4d9d" officeooo:paragraph-rsid="000b4d9d"/>
    </style:style>
    <style:style style:name="P13" style:family="paragraph" style:parent-style-name="Standard" style:list-style-name="L2">
      <style:text-properties officeooo:rsid="000e0de1" officeooo:paragraph-rsid="000e0de1"/>
    </style:style>
    <style:style style:name="P14" style:family="paragraph" style:parent-style-name="Standard" style:list-style-name="L2">
      <style:text-properties officeooo:rsid="000fdb23" officeooo:paragraph-rsid="0010f5bd"/>
    </style:style>
    <style:style style:name="P15" style:family="paragraph" style:parent-style-name="Standard" style:list-style-name="L2">
      <style:text-properties officeooo:rsid="0010f5bd" officeooo:paragraph-rsid="0010f5bd"/>
    </style:style>
    <style:style style:name="P16" style:family="paragraph" style:parent-style-name="Standard" style:list-style-name="L2">
      <style:text-properties officeooo:rsid="0013a618" officeooo:paragraph-rsid="0013a618"/>
    </style:style>
    <style:style style:name="P17" style:family="paragraph" style:parent-style-name="Standard" style:list-style-name="L2">
      <style:text-properties officeooo:rsid="001511e4" officeooo:paragraph-rsid="001511e4"/>
    </style:style>
    <style:style style:name="P18" style:family="paragraph" style:parent-style-name="Standard" style:list-style-name="L2">
      <style:text-properties officeooo:rsid="001511e4" officeooo:paragraph-rsid="00173e49"/>
    </style:style>
    <style:style style:name="P19" style:family="paragraph" style:parent-style-name="Standard" style:list-style-name="L2">
      <style:text-properties officeooo:rsid="001511e4" officeooo:paragraph-rsid="00193b27"/>
    </style:style>
    <style:style style:name="P20" style:family="paragraph" style:parent-style-name="Standard" style:list-style-name="L2">
      <style:text-properties officeooo:rsid="0015d98f" officeooo:paragraph-rsid="0015d98f"/>
    </style:style>
    <style:style style:name="P21" style:family="paragraph" style:parent-style-name="Standard" style:list-style-name="L2">
      <style:text-properties officeooo:rsid="00173e49" officeooo:paragraph-rsid="00173e49"/>
    </style:style>
    <style:style style:name="P22" style:family="paragraph" style:parent-style-name="Standard" style:list-style-name="L2">
      <style:text-properties officeooo:rsid="00193b27" officeooo:paragraph-rsid="00193b27"/>
    </style:style>
    <style:style style:name="P23" style:family="paragraph" style:parent-style-name="Standard" style:list-style-name="L2">
      <style:text-properties officeooo:rsid="001aab37" officeooo:paragraph-rsid="001aab37"/>
    </style:style>
    <style:style style:name="P24" style:family="paragraph" style:parent-style-name="Standard" style:list-style-name="L2">
      <style:text-properties officeooo:rsid="001ef176" officeooo:paragraph-rsid="001ef176"/>
    </style:style>
    <style:style style:name="P25" style:family="paragraph" style:parent-style-name="Standard" style:list-style-name="L2">
      <style:text-properties officeooo:rsid="001fdefe" officeooo:paragraph-rsid="001fdefe"/>
    </style:style>
    <style:style style:name="P26" style:family="paragraph" style:parent-style-name="Standard" style:list-style-name="L2">
      <style:text-properties officeooo:rsid="00211a17" officeooo:paragraph-rsid="00211a17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63342"/>
    </style:style>
    <style:style style:name="T4" style:family="text">
      <style:text-properties officeooo:rsid="0007ba06"/>
    </style:style>
    <style:style style:name="T5" style:family="text">
      <style:text-properties officeooo:rsid="00142797"/>
    </style:style>
    <style:style style:name="T6" style:family="text">
      <style:text-properties officeooo:rsid="001c7fe0"/>
    </style:style>
    <style:style style:name="T7" style:family="text">
      <style:text-properties officeooo:rsid="001fdefe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nuary 18<text:span text:style-name="T1">th</text:span>, 2023</text:p>
      <text:p text:style-name="P1">Kitkat Dambeck</text:p>
      <text:p text:style-name="P1">Visual Thinking 1B</text:p>
      <text:p text:style-name="P1">Introduction</text:p>
      <text:p text:style-name="P1"/>
      <text:list xml:id="list2304348642" text:style-name="L2">
        <text:list-item>
          <text:p text:style-name="P2">What is color?</text:p>
          <text:list>
            <text:list-item>
              <text:p text:style-name="P2">A frequency of light. </text:p>
            </text:list-item>
            <text:list-item>
              <text:p text:style-name="P2">A pigment.</text:p>
            </text:list-item>
            <text:list-item>
              <text:p text:style-name="P10">As a perceptual illusion of light.</text:p>
            </text:list-item>
            <text:list-item>
              <text:p text:style-name="P15">Hue, Value, Intensity.</text:p>
            </text:list-item>
            <text:list-item>
              <text:p text:style-name="P26">An element of human perception.</text:p>
            </text:list-item>
          </text:list>
        </text:list-item>
        <text:list-item>
          <text:p text:style-name="P2">What does color mean?</text:p>
          <text:list>
            <text:list-item>
              <text:p text:style-name="P3">Where the artist was geographically.</text:p>
            </text:list-item>
            <text:list-item>
              <text:p text:style-name="P25">Emotional qualities. </text:p>
            </text:list-item>
          </text:list>
        </text:list-item>
        <text:list-item>
          <text:p text:style-name="P9">The Physics of color.</text:p>
          <text:list>
            <text:list-item>
              <text:p text:style-name="P26">Color happens when light hits human eyes, either directly, or after reflecting off an object.</text:p>
            </text:list-item>
            <text:list-item>
              <text:p text:style-name="P9">Color as frequency.</text:p>
              <text:list>
                <text:list-item>
                  <text:p text:style-name="P9">Two componets: wavelenght, and luminosity. </text:p>
                </text:list-item>
                <text:list-item>
                  <text:p text:style-name="P9">Visual spectrum: ~780nm to ~380nm</text:p>
                </text:list-item>
                <text:list-item>
                  <text:p text:style-name="P9">Color names are roughly defined areas of the spectrum.</text:p>
                </text:list-item>
                <text:list-item>
                  <text:p text:style-name="P9">Daylight is perceived as white, because it contains all frequencies of light. </text:p>
                  <text:list>
                    <text:list-item>
                      <text:p text:style-name="P9">Putting through a prism separates the colors. </text:p>
                    </text:list-item>
                  </text:list>
                </text:list-item>
              </text:list>
            </text:list-item>
            <text:list-item>
              <text:p text:style-name="P25">Color as p<text:span text:style-name="T4">igment.</text:span></text:p>
              <text:list>
                <text:list-item>
                  <text:p text:style-name="P11">When light hits an object, the object only reflects some frequencies. The reflected frequencies are perceived as color.</text:p>
                  <text:list>
                    <text:list-item>
                      <text:p text:style-name="P11">Color doesn’t exist without light.</text:p>
                      <text:list>
                        <text:list-item>
                          <text:p text:style-name="P11">Black is the absence of light.</text:p>
                        </text:list-item>
                      </text:list>
                    </text:list-item>
                  </text:list>
                </text:list-item>
                <text:list-item>
                  <text:p text:style-name="P25">Pigments:</text:p>
                  <text:list>
                    <text:list-item>
                      <text:p text:style-name="P5">Indego.</text:p>
                      <text:list>
                        <text:list-item>
                          <text:p text:style-name="P5">Comes from a plant.</text:p>
                        </text:list-item>
                        <text:list-item>
                          <text:p text:style-name="P5">Native to Vietnam.</text:p>
                        </text:list-item>
                        <text:list-item>
                          <text:p text:style-name="P5">Vibrant blue to nearly black blue.</text:p>
                        </text:list-item>
                        <text:list-item>
                          <text:p text:style-name="P5">Cultural symbol.</text:p>
                        </text:list-item>
                      </text:list>
                    </text:list-item>
                    <text:list-item>
                      <text:p text:style-name="P5">Siena.</text:p>
                      <text:list>
                        <text:list-item>
                          <text:p text:style-name="P5">Comes from the Italian city of Siena. </text:p>
                        </text:list-item>
                      </text:list>
                    </text:list-item>
                    <text:list-item>
                      <text:p text:style-name="P5">All the earthen buildings are that Siena color. </text:p>
                      <text:list>
                        <text:list-item>
                          <text:p text:style-name="P13">Origin of the name “subtractive” color system.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2">Scientist<text:span text:style-name="T7">s</text:span></text:p>
              <text:list>
                <text:list-item>
                  <text:p text:style-name="P12">Harris.</text:p>
                </text:list-item>
                <text:list-item>
                  <text:p text:style-name="P12">Goethe.</text:p>
                </text:list-item>
                <text:list-item>
                  <text:p text:style-name="P12">Issac Netwon.</text:p>
                </text:list-item>
              </text:list>
            </text:list-item>
          </text:list>
        </text:list-item>
        <text:list-item>
          <text:p text:style-name="P15">Subtractive color system.</text:p>
          <text:list>
            <text:list-item>
              <text:p text:style-name="P15">Uses pigment.</text:p>
            </text:list-item>
            <text:list-item>
              <text:p text:style-name="P14">RBG or CMY. </text:p>
              <text:list>
                <text:list-item>
                  <text:p text:style-name="P15">Center is black.</text:p>
                </text:list-item>
              </text:list>
            </text:list-item>
          </text:list>
        </text:list-item>
        <text:list-item>
          <text:p text:style-name="P15">Additive color system.</text:p>
          <text:list>
            <text:list-item>
              <text:p text:style-name="P15">Uses light.</text:p>
            </text:list-item>
            <text:list-item>
              <text:p text:style-name="P15">Used in computers.</text:p>
            </text:list-item>
            <text:list-item>
              <text:p text:style-name="P15">RBG.</text:p>
              <text:list>
                <text:list-item>
                  <text:p text:style-name="P15"><text:soft-page-break/>Center is white.</text:p>
                </text:list-item>
              </text:list>
            </text:list-item>
          </text:list>
        </text:list-item>
        <text:list-item>
          <text:p text:style-name="P15">Color system differences.</text:p>
          <text:list>
            <text:list-item>
              <text:p text:style-name="P15">Center merges to white or black.</text:p>
            </text:list-item>
            <text:list-item>
              <text:p text:style-name="P15">Secondaries are different.</text:p>
              <text:list>
                <text:list-item>
                  <text:p text:style-name="P15">Blue + Red = Purple vs Magenta.</text:p>
                </text:list-item>
              </text:list>
            </text:list-item>
          </text:list>
        </text:list-item>
        <text:list-item>
          <text:p text:style-name="P16">Aspects of Color.</text:p>
          <text:list>
            <text:list-item>
              <text:p text:style-name="P16">Hue.</text:p>
              <text:list>
                <text:list-item>
                  <text:p text:style-name="P16">Chroma.</text:p>
                </text:list-item>
                <text:list-item>
                  <text:p text:style-name="P17">Red, orange, yellow, green, blue, etc.</text:p>
                </text:list-item>
              </text:list>
            </text:list-item>
            <text:list-item>
              <text:p text:style-name="P16">Value.</text:p>
              <text:list>
                <text:list-item>
                  <text:p text:style-name="P16">Blackness, <text:span text:style-name="T5">brightness,</text:span> or darkness.</text:p>
                </text:list-item>
              </text:list>
            </text:list-item>
            <text:list-item>
              <text:p text:style-name="P16">Intensity.</text:p>
              <text:list>
                <text:list-item>
                  <text:p text:style-name="P16">Whiteness or intensity.</text:p>
                </text:list-item>
                <text:list-item>
                  <text:p text:style-name="P16">Low = pastel, dirty, washy.</text:p>
                </text:list-item>
              </text:list>
            </text:list-item>
            <text:list-item>
              <text:p text:style-name="P17">Primary.</text:p>
              <text:list>
                <text:list-item>
                  <text:p text:style-name="P17">What is primary?</text:p>
                </text:list-item>
                <text:list-item>
                  <text:p text:style-name="P17">Purest colors, from which secondary colors can be mixed.</text:p>
                </text:list-item>
              </text:list>
            </text:list-item>
            <text:list-item>
              <text:p text:style-name="P17">Complementary.</text:p>
              <text:list>
                <text:list-item>
                  <text:p text:style-name="P17">Primary + opposite. </text:p>
                </text:list-item>
                <text:list-item>
                  <text:p text:style-name="P17">Vibrate or flash.</text:p>
                </text:list-item>
              </text:list>
            </text:list-item>
            <text:list-item>
              <text:p text:style-name="P17">Temperature.</text:p>
              <text:list>
                <text:list-item>
                  <text:p text:style-name="P17">Warm vs cool.</text:p>
                </text:list-item>
                <text:list-item>
                  <text:p text:style-name="P17">Effects atmosphere and mood.</text:p>
                </text:list-item>
              </text:list>
            </text:list-item>
            <text:list-item>
              <text:p text:style-name="P17">Color combinations or harmonies</text:p>
              <text:list>
                <text:list-item>
                  <text:p text:style-name="P17">Monochrome.</text:p>
                  <text:list>
                    <text:list-item>
                      <text:p text:style-name="P17">One hue, with different values and intensities. </text:p>
                    </text:list-item>
                    <text:list-item>
                      <text:p text:style-name="P17">Slight variation in hue. </text:p>
                      <text:list>
                        <text:list-item>
                          <text:p text:style-name="P20">Depending on how the color is mixed.</text:p>
                        </text:list-item>
                      </text:list>
                    </text:list-item>
                  </text:list>
                </text:list-item>
                <text:list-item>
                  <text:p text:style-name="P21">Achromatic.</text:p>
                  <text:list>
                    <text:list-item>
                      <text:p text:style-name="P21">Grayscale.</text:p>
                    </text:list-item>
                    <text:list-item>
                      <text:p text:style-name="P21">Only value, no hue. </text:p>
                    </text:list-item>
                  </text:list>
                </text:list-item>
                <text:list-item>
                  <text:p text:style-name="P18">Analogous.</text:p>
                  <text:list>
                    <text:list-item>
                      <text:p text:style-name="P21">Three or more adjacent colors. </text:p>
                    </text:list-item>
                    <text:list-item>
                      <text:p text:style-name="P21">Ex. yellow, orange, red.</text:p>
                    </text:list-item>
                    <text:list-item>
                      <text:p text:style-name="P22">Tend to blend and flow.</text:p>
                    </text:list-item>
                  </text:list>
                </text:list-item>
                <text:list-item>
                  <text:p text:style-name="P19">Tiradic. </text:p>
                  <text:list>
                    <text:list-item>
                      <text:p text:style-name="P22">Three opposed colors.</text:p>
                    </text:list-item>
                    <text:list-item>
                      <text:p text:style-name="P22">Opposite of analogous.</text:p>
                    </text:list-item>
                    <text:list-item>
                      <text:p text:style-name="P22">Tend to pop and contrast. </text:p>
                    </text:list-item>
                  </text:list>
                </text:list-item>
                <text:list-item>
                  <text:p text:style-name="P17">Complement.</text:p>
                </text:list-item>
                <text:list-item>
                  <text:p text:style-name="P17">Split complement.</text:p>
                </text:list-item>
                <text:list-item>
                  <text:p text:style-name="P23">Etc.</text:p>
                </text:list-item>
              </text:list>
            </text:list-item>
          </text:list>
        </text:list-item>
        <text:list-item>
          <text:p text:style-name="P2">Art.</text:p>
          <text:list>
            <text:list-item>
              <text:p text:style-name="P4">Ad rein heat. </text:p>
              <text:list>
                <text:list-item>
                  <text:p text:style-name="P4">Black colorfield.</text:p>
                </text:list-item>
              </text:list>
            </text:list-item>
            <text:list-item>
              <text:p text:style-name="P7">Andy Goldsworth.</text:p>
              <text:list>
                <text:list-item>
                  <text:p text:style-name="P7">Works with nature in nature.</text:p>
                </text:list-item>
                <text:list-item>
                  <text:p text:style-name="P7">Uses leaves and flowers and snow. </text:p>
                </text:list-item>
              </text:list>
            </text:list-item>
            <text:list-item>
              <text:p text:style-name="P7">Anish Kapoor.</text:p>
              <text:list>
                <text:list-item>
                  <text:p text:style-name="P7"><text:soft-page-break/>Big colored instalations.</text:p>
                </text:list-item>
                <text:list-item>
                  <text:p text:style-name="P7">One sculpture was this grotesque meatloaf thing that looks like the hallway. </text:p>
                </text:list-item>
                <text:list-item>
                  <text:p text:style-name="P7">Uses vanta black. </text:p>
                  <text:list>
                    <text:list-item>
                      <text:p text:style-name="P7">Big solid black disk. </text:p>
                    </text:list-item>
                    <text:list-item>
                      <text:p text:style-name="P7">Sculptural objects that appear flat black. </text:p>
                    </text:list-item>
                  </text:list>
                </text:list-item>
              </text:list>
            </text:list-item>
            <text:list-item>
              <text:p text:style-name="P2">Chilean Textile<text:span text:style-name="T3">s.</text:span></text:p>
              <text:list>
                <text:list-item>
                  <text:p text:style-name="P3">A tapestry.</text:p>
                </text:list-item>
                <text:list-item>
                  <text:p text:style-name="P3">A poncho.</text:p>
                </text:list-item>
                <text:list-item>
                  <text:p text:style-name="P2">Only three colors: red, white, and black.</text:p>
                </text:list-item>
                <text:list-item>
                  <text:p text:style-name="P2">Informed by what pigments are available in the environment. </text:p>
                </text:list-item>
              </text:list>
            </text:list-item>
            <text:list-item>
              <text:p text:style-name="P4">Fauvism.</text:p>
              <text:list>
                <text:list-item>
                  <text:p text:style-name="P4">Andre Derain.</text:p>
                </text:list-item>
                <text:list-item>
                  <text:p text:style-name="P4">Matisse. <text:s/></text:p>
                </text:list-item>
                <text:list-item>
                  <text:p text:style-name="P4">Pretty blocky vibrant color landscape.</text:p>
                </text:list-item>
                <text:list-item>
                  <text:p text:style-name="P4">Bright red trees.</text:p>
                </text:list-item>
              </text:list>
            </text:list-item>
            <text:list-item>
              <text:p text:style-name="P4">Jackson Pollok.</text:p>
              <text:list>
                <text:list-item>
                  <text:p text:style-name="P4">Used industrial car and house paint. </text:p>
                </text:list-item>
                <text:list-item>
                  <text:p text:style-name="P7">Re-contextualizing the pigment that wasn't intended for fine art.</text:p>
                </text:list-item>
              </text:list>
            </text:list-item>
            <text:list-item>
              <text:p text:style-name="P4">Klein.</text:p>
              <text:list>
                <text:list-item>
                  <text:p text:style-name="P4">Bio.</text:p>
                  <text:list>
                    <text:list-item>
                      <text:p text:style-name="P4">Known for Klein blue, a pigment he popularized.</text:p>
                    </text:list-item>
                    <text:list-item>
                      <text:p text:style-name="P4">Early multi disciplinary artist. </text:p>
                    </text:list-item>
                  </text:list>
                </text:list-item>
                <text:list-item>
                  <text:p text:style-name="P4">Paintings became abstract sculptures.</text:p>
                  <text:list>
                    <text:list-item>
                      <text:p text:style-name="P4">Kinda just big blue objects.</text:p>
                    </text:list-item>
                  </text:list>
                </text:list-item>
                <text:list-item>
                  <text:p text:style-name="P4">Performance art: covering naked women into blue paint, and then stamping them on paper. </text:p>
                </text:list-item>
              </text:list>
            </text:list-item>
            <text:list-item>
              <text:p text:style-name="P4">Mark Rothko.</text:p>
              <text:list>
                <text:list-item>
                  <text:p text:style-name="P4">Abstract color field paintings.</text:p>
                </text:list-item>
                <text:list-item>
                  <text:p text:style-name="P4">ROTHKO.</text:p>
                </text:list-item>
              </text:list>
            </text:list-item>
            <text:list-item>
              <text:p text:style-name="P8">Olafur Eliasson.</text:p>
              <text:list>
                <text:list-item>
                  <text:p text:style-name="P8">Fake sunset in an air hanger. </text:p>
                </text:list-item>
                <text:list-item>
                  <text:p text:style-name="P8">Foggy colored rooms. </text:p>
                </text:list-item>
              </text:list>
            </text:list-item>
            <text:list-item>
              <text:p text:style-name="P4">Indigenous Australia.</text:p>
              <text:list>
                <text:list-item>
                  <text:p text:style-name="P4">Dot paintings. </text:p>
                </text:list-item>
                <text:list-item>
                  <text:p text:style-name="P4">Mosaics with lots of dots and patterns. </text:p>
                </text:list-item>
              </text:list>
            </text:list-item>
            <text:list-item>
              <text:p text:style-name="P7">Yayoi Kazano.</text:p>
              <text:list>
                <text:list-item>
                  <text:p text:style-name="P7">Big po<text:span text:style-name="T6">l</text:span>k<text:span text:style-name="T6">a </text:span>dot sculptures. </text:p>
                </text:list-item>
              </text:list>
            </text:list-item>
          </text:list>
        </text:list-item>
        <text:list-item>
          <text:p text:style-name="P24">Reflection:</text:p>
          <text:list>
            <text:list-item>
              <text:p text:style-name="P24">Introduction was very fast but the prof said we’d come back to them.</text:p>
            </text:list-item>
            <text:list-item>
              <text:p text:style-name="P24">Painting was fun and felt very visual thinky.</text:p>
            </text:list-item>
            <text:list-item>
              <text:p text:style-name="P24">Not looking forward to the supplies. They’re expensive. </text:p>
            </text:list-item>
          </text:list>
        </text:list-item>
      </text:list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 PL New Sung" svg:font-family="'AR PL New Sung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OpenSymbol" svg:font-family="OpenSymbol" style:font-charset="x-symbol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AR PL New Sung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8T12:04:48.172327950</meta:creation-date>
    <dc:date>2023-01-18T13:45:43.567214803</dc:date>
    <meta:editing-duration>PT1H40M43S</meta:editing-duration>
    <meta:editing-cycles>25</meta:editing-cycles>
    <meta:generator>LibreOffice/7.3.7.2$Linux_X86_64 LibreOffice_project/30$Build-2</meta:generator>
    <meta:document-statistic meta:table-count="0" meta:image-count="0" meta:object-count="0" meta:page-count="3" meta:paragraph-count="136" meta:word-count="669" meta:character-count="3703" meta:non-whitespace-character-count="3269"/>
  </office:meta>
</office:document-meta>
</file>